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JXPathBindingBuilder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JXPathBindingBuilder.buildBinding( Element element , Assistant assistan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1">
            <text:p text:style-name="Table_20_Contents">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